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1603" officeooo:paragraph-rsid="001616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6 Table of Figures</text:p>
      <text:p text:style-name="P1"/>
      <text:p text:style-name="P1">Figure 1.1 maps showing s</text:p>
      <text:p text:style-name="P1">asd</text:p>
      <text:p text:style-name="P1">a</text:p>
      <text:p text:style-name="P1">sd</text:p>
      <text:p text:style-name="P1">as</text:p>
      <text:p text:style-name="P1">a</text:p>
      <text:p text:style-name="P1">sd</text:p>
      <text:p text:style-name="P1">asd</text:p>
      <text:p text:style-name="P1">as</text:p>
      <text:p text:style-name="P1">as</text:p>
      <text:p text:style-name="P1">a</text:p>
      <text:p text:style-name="P1">sd</text:p>
      <text:p text:style-name="P1">as</text:p>
      <text:p text:style-name="P1">as</text:p>
      <text:p text:style-name="P1">sad</text:p>
      <text:p text:style-name="P1">sa</text:p>
      <text:p text:style-name="P1">sa</text:p>
      <text:p text:style-name="P1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S</meta:editing-duration>
    <meta:editing-cycles>3</meta:editing-cycles>
    <meta:generator>LibreOffice/4.4.6.3$Windows_x86 LibreOffice_project/e8938fd3328e95dcf59dd64e7facd2c7d67c704d</meta:generator>
    <dc:date>2016-01-02T18:00:39.730000000</dc:date>
    <meta:document-statistic meta:table-count="0" meta:image-count="0" meta:object-count="0" meta:page-count="1" meta:paragraph-count="19" meta:word-count="26" meta:character-count="77" meta:non-whitespace-character-count="70"/>
    <meta:user-defined meta:name="Info 1"/>
    <meta:user-defined meta:name="Info 2"/>
    <meta:user-defined meta:name="Info 3"/>
    <meta:user-defined meta:name="Info 4"/>
  </office:meta>
</office:document-meta>
</file>